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5" style:family="paragraph" style:parent-style-name="Text_20_body">
      <style:paragraph-properties fo:margin-left="0in" fo:margin-right="0in" fo:text-align="justify" style:justify-single-word="false" fo:text-indent="0.1965in" style:auto-text-indent="false"/>
      <style:text-properties fo:language="ru" fo:country="RU" officeooo:paragraph-rsid="001fdf63"/>
    </style:style>
    <style:style style:name="P156" style:family="paragraph" style:parent-style-name="Text_20_body">
      <style:paragraph-properties fo:margin-left="0in" fo:margin-right="0in" fo:text-align="justify" style:justify-single-word="false" fo:text-indent="0.1965in" style:auto-text-indent="false"/>
      <style:text-properties fo:language="ru" fo:country="RU" officeooo:paragraph-rsid="0022f1c0"/>
    </style:style>
    <style:style style:name="P15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29dd6f"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2edbcb"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style>
    <style:style style:name="P16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officeooo:rsid="001e714b" officeooo:paragraph-rsid="001e714b" style:font-size-asian="10pt" style:font-weight-asian="normal" style:font-size-complex="10pt" style:font-weight-complex="normal"/>
    </style:style>
    <style:style style:name="P163"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officeooo:rsid="001ef9c5" officeooo:paragraph-rsid="001ef9c5" style:font-size-asian="10pt" style:font-weight-asian="normal" style:font-size-complex="10pt" style:font-weight-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6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6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398b7d"/>
    </style:style>
    <style:style style:name="P16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68" style:family="paragraph" style:parent-style-name="Text_20_body">
      <style:paragraph-properties fo:margin-top="0in" fo:margin-bottom="0.0835in" loext:contextual-spacing="false" fo:text-align="justify" style:justify-single-word="false"/>
      <style:text-properties fo:language="en" fo:country="US"/>
    </style:style>
    <style:style style:name="P169" style:family="paragraph" style:parent-style-name="Heading_20_2">
      <style:text-properties fo:language="en" fo:country="US"/>
    </style:style>
    <style:style style:name="P170" style:family="paragraph" style:parent-style-name="Heading_20_2">
      <style:paragraph-properties fo:text-align="justify" style:justify-single-word="false"/>
    </style:style>
    <style:style style:name="P171" style:family="paragraph" style:parent-style-name="Heading_20_1">
      <style:paragraph-properties fo:margin-left="0in" fo:margin-right="0in" fo:text-align="center" style:justify-single-word="false" fo:text-indent="0.1965in" style:auto-text-indent="false"/>
    </style:style>
    <style:style style:name="P172" style:family="paragraph" style:parent-style-name="Heading_20_3">
      <style:text-properties fo:language="ru" fo:country="RU"/>
    </style:style>
    <style:style style:name="P173" style:family="paragraph" style:parent-style-name="Footnote">
      <style:text-properties officeooo:paragraph-rsid="0025cb13"/>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bbe20"/>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fo:language="ru" fo:country="RU" fo:font-style="normal" fo:background-color="transparent" loext:char-shading-value="0" style:font-style-asian="normal" style:font-style-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normal" style:text-underline-style="none" officeooo:rsid="0039404c" style:font-style-asian="normal" style:font-style-complex="normal"/>
    </style:style>
    <style:style style:name="T46" style:family="text">
      <style:text-properties style:use-window-font-color="true" fo:font-style="normal" style:text-underline-style="none" officeooo:rsid="00398b7d" style:font-style-asian="normal" style:font-style-complex="normal"/>
    </style:style>
    <style:style style:name="T47" style:family="text">
      <style:text-properties style:use-window-font-color="true" fo:font-style="normal" style:text-underline-style="none" officeooo:rsid="003a8ac9" style:font-style-asian="normal" style:font-style-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font-style="italic" style:font-style-asian="italic" style:font-style-complex="italic"/>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style:use-window-font-color="true" fo:font-weight="normal" style:font-weight-asian="normal" style:font-weight-complex="normal"/>
    </style:style>
    <style:style style:name="T53" style:family="text">
      <style:text-properties style:use-window-font-color="true" fo:font-size="12pt" fo:language="en" fo:country="US" fo:font-style="normal" style:font-size-asian="12pt" style:font-style-asian="normal" style:font-size-complex="12pt" style:font-style-complex="normal"/>
    </style:style>
    <style:style style:name="T54" style:family="text">
      <style:text-properties style:use-window-font-color="true" fo:font-size="12pt" fo:language="en" fo:country="US" style:font-size-asian="12pt" style:font-size-complex="12pt"/>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language="fr" fo:country="FR"/>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fo:background-color="transparent" loext:char-shading-value="0" style:font-style-asian="normal" style:font-weight-asian="normal" style:font-style-complex="normal" style:font-weight-complex="normal"/>
    </style:style>
    <style:style style:name="T61" style:family="text">
      <style:text-properties fo:font-style="normal" style:text-underline-style="none" style:font-style-asian="normal" style:font-style-complex="normal"/>
    </style:style>
    <style:style style:name="T62" style:family="text">
      <style:text-properties fo:font-style="normal" style:text-underline-style="none" officeooo:rsid="00228120" style:font-style-asian="normal" style:font-style-complex="normal"/>
    </style:style>
    <style:style style:name="T63" style:family="text">
      <style:text-properties fo:font-style="normal" style:text-underline-style="none" officeooo:rsid="0022f1c0" style:font-style-asian="normal" style:font-style-complex="normal"/>
    </style:style>
    <style:style style:name="T64" style:family="text">
      <style:text-properties fo:font-style="normal" style:text-underline-style="none" officeooo:rsid="002470a4" style:font-style-asian="normal" style:font-style-complex="normal"/>
    </style:style>
    <style:style style:name="T65" style:family="text">
      <style:text-properties fo:font-weight="normal" style:font-weight-asian="normal" style:font-weight-complex="normal"/>
    </style:style>
    <style:style style:name="T66" style:family="text">
      <style:text-properties fo:font-weight="normal" fo:background-color="transparent" loext:char-shading-value="0" style:font-weight-asian="normal" style:font-weight-complex="normal"/>
    </style:style>
    <style:style style:name="T67" style:family="text">
      <style:text-properties style:text-line-through-style="solid" style:text-line-through-type="single"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style:text-underline-style="none"/>
    </style:style>
    <style:style style:name="T71" style:family="text">
      <style:text-properties style:text-rotation-angle="90" style:text-rotation-scale="line-height"/>
    </style:style>
    <style:style style:name="T72" style:family="text">
      <style:text-properties style:text-rotation-angle="270" style:text-rotation-scale="line-height"/>
    </style:style>
    <style:style style:name="T73" style:family="text">
      <style:text-properties style:text-position="sub 58%" style:font-size-asian="10.5pt"/>
    </style:style>
    <style:style style:name="T74" style:family="text">
      <style:text-properties style:font-name="Symbol" style:font-name-asian="Symbol" style:font-name-complex="Symbol"/>
    </style:style>
    <style:style style:name="T75" style:family="text">
      <style:text-properties style:font-name="Liberation Serif1" style:font-name-asian="Symbol" style:font-name-complex="Symbol"/>
    </style:style>
    <style:style style:name="T76" style:family="text">
      <style:text-properties style:font-name="Courier New CYR"/>
    </style:style>
    <style:style style:name="T77" style:family="text">
      <style:text-properties style:font-name="Courier New CYR" fo:language="en" fo:country="US"/>
    </style:style>
    <style:style style:name="T78" style:family="text">
      <style:text-properties fo:font-size="14pt" fo:language="en" fo:country="US" fo:font-weight="bold" style:font-size-asian="14pt" style:font-weight-asian="bold" style:font-size-complex="14pt" style:font-weight-complex="bold"/>
    </style:style>
    <style:style style:name="T79" style:family="text">
      <style:text-properties fo:font-size="14pt" fo:font-weight="bold" style:font-size-asian="14pt" style:font-weight-asian="bold" style:font-size-complex="14pt" style:font-weight-complex="bold"/>
    </style:style>
    <style:style style:name="T80" style:family="text">
      <style:text-properties fo:font-size="9pt" style:font-size-asian="9pt" style:font-size-complex="9pt"/>
    </style:style>
    <style:style style:name="T81" style:family="text">
      <style:text-properties fo:font-size="12pt" style:font-size-asian="12pt" style:font-size-complex="12pt"/>
    </style:style>
    <style:style style:name="T82" style:family="text">
      <style:text-properties fo:font-size="10pt" style:font-size-asian="10pt" style:font-size-complex="10pt"/>
    </style:style>
    <style:style style:name="T83" style:family="text">
      <style:text-properties fo:font-size="8pt" style:font-size-asian="8pt" style:font-size-complex="8pt"/>
    </style:style>
    <style:style style:name="T84" style:family="text">
      <style:text-properties officeooo:rsid="00190b5b"/>
    </style:style>
    <style:style style:name="T85" style:family="text">
      <style:text-properties officeooo:rsid="001d7c98"/>
    </style:style>
    <style:style style:name="T86" style:family="text">
      <style:text-properties officeooo:rsid="001e714b"/>
    </style:style>
    <style:style style:name="T87" style:family="text">
      <style:text-properties officeooo:rsid="001ef9c5"/>
    </style:style>
    <style:style style:name="T88" style:family="text">
      <style:text-properties officeooo:rsid="001fdf63"/>
    </style:style>
    <style:style style:name="T89" style:family="text">
      <style:text-properties officeooo:rsid="0020b6f0"/>
    </style:style>
    <style:style style:name="T90" style:family="text">
      <style:text-properties officeooo:rsid="002470a4"/>
    </style:style>
    <style:style style:name="T91" style:family="text">
      <style:text-properties officeooo:rsid="0025cb13"/>
    </style:style>
    <style:style style:name="T92" style:family="text">
      <style:text-properties officeooo:rsid="00263b8c"/>
    </style:style>
    <style:style style:name="T93" style:family="text">
      <style:text-properties officeooo:rsid="00282132"/>
    </style:style>
    <style:style style:name="T94" style:family="text">
      <style:text-properties officeooo:rsid="002cff13"/>
    </style:style>
    <style:style style:name="T95" style:family="text">
      <style:text-properties officeooo:rsid="00324460"/>
    </style:style>
    <style:style style:name="T96" style:family="text">
      <style:text-properties officeooo:rsid="00354d9a"/>
    </style:style>
    <style:style style:name="T97" style:family="text">
      <style:text-properties officeooo:rsid="0036b864"/>
    </style:style>
    <style:style style:name="T98" style:family="text">
      <style:text-properties officeooo:rsid="0037de5c"/>
    </style:style>
    <style:style style:name="T99" style:family="text">
      <style:text-properties officeooo:rsid="003940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1" text:outline-level="1">Последний фанфик</text:h>
      <text:p text:style-name="P53"/>
      <text:h text:style-name="P169"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2">–</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2">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2">– Нэш, к</text:span>ак называется наш проект?</text:p>
      <text:p text:style-name="P79"><text:span text:style-name="T8">– </text:span><text:span text:style-name="T65">Дайсон.</text:span></text:p>
      <text:p text:style-name="P79"><text:span text:style-name="T8">– </text:span><text:span text:style-name="T65">Сколько тебе лет?</text:span></text:p>
      <text:p text:style-name="P79"><text:span text:style-name="T8">– </text:span><text:span text:style-name="T65">Два года с начала запуска кластера.</text:span></text:p>
      <text:p text:style-name="P79"><text:soft-page-break/><text:span text:style-name="T8">– </text:span><text:span text:style-name="T65">Какой сейчас год?</text:span></text:p>
      <text:p text:style-name="P79"><text:span text:style-name="T8">– </text:span><text:span text:style-name="T52">20</text:span><text:span text:style-name="T35">19</text:span><text:span text:style-name="T65">-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9">, </text:span><text:span text:style-name="T5">в некоем городе живёт брадобрей, который бреет всех людей, которые не бреются сами. Вопрос: кто бреет брадобрея</text:span><text:span text:style-name="T59">?</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2">Ага, уже теплее.</text:p>
      <text:p text:style-name="P32"/>
      <text:p text:style-name="P79"><text:span text:style-name="T8">– Нэш</text:span><text:span text:style-name="T65">,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2">–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2">.</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5">–</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5">А у нас получается… </text:span><text:span text:style-name="T2">–</text:span><text:span text:style-name="T55">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69" text:outline-level="2">2. Пробуждение</text:h>
      <text:p text:style-name="P30"/>
      <text:p text:style-name="P1"><text:span text:style-name="T32">Сознание рестартовало после того, как я гребанулся </text:span><text:span text:style-name="T55">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5">ткрыл глаза, тщётно пытаясь вдохнуть. Образ, </text:span><text:span text:style-name="T2">который я </text:span><text:span text:style-name="T55">пару мгновений назад </text:span><text:span text:style-name="T2">видел на фоне </text:span><text:span text:style-name="T55">звёзд, теперь сфокусировался прямо у моего носа. Точёная голова с резко очерчеными скулами в ореоле </text:span><text:soft-page-break/><text:span text:style-name="T55">живого переливающегося сияния, огромные глаза на треть морды, </text:span><text:span text:style-name="T2">грациозные</text:span><text:span text:style-name="T55"> настороженные уши, нежный розов</text:span><text:span text:style-name="T2">атый</text:span><text:span text:style-name="T55"> нос, венчающая голову </text:span><text:span text:style-name="T2">высокая тиара</text:span><text:span text:style-name="T55">. И приковывающая к себе внимание звёздочка, та самая магическая искорка </text:span><text:span text:style-name="T19">—</text:span><text:span text:style-name="T55">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2">–</text:span> Она очнулась. Хвала небу, нам это удалось!</text:p>
      <text:p text:style-name="P32"/>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 <text:s/>Да и не должно быть — это же не ЛСД какой-нибудь</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2">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69"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4604469775778033529"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9"> – </text:span><text:span text:style-name="T33">2135</text:span><text:span text:style-name="T49">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2">– </text:span>Не забывай, человек, я — могущественный маг и правитель Эквестрии. Ко мне нужно относиться с должным уважением!</text:p>
      <text:p text:style-name="P48"><text:span text:style-name="T12">– </text:span>А то что? Превратишь в жабу? Сошлёшь на луну? Убьёшь нахер?</text:p>
      <text:p text:style-name="P48">Аликорница сникла. Уши её опустились.</text:p>
      <text:p text:style-name="P48"><text:span text:style-name="T12">– Анонимус</text:span>, ну зачем так… Ты же знаешь, я этого не сделаю.</text:p>
      <text:p text:style-name="P48"><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36"/>
      <text:p text:style-name="P48"><text:span text:style-name="T12">Аликорница уселась н</text:span>а пол <text:span text:style-name="T12">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36"/>
      <text:p text:style-name="P49">***</text:p>
      <text:p text:style-name="P49"/>
      <text:p text:style-name="P48"><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2">– </text:span>Вот, читай отсюда, <text:span text:style-name="T12">–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8">Прижав </text:span>уши к голове, <text:span text:style-name="T68">она дала</text:span> задний ход <text:span text:style-name="T68">и </text:span>выкарабкалась обратно. Окинув библиотеку отчаянным взглядом, <text:span text:style-name="T68">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82">и-и-и</text:span>-<text:span text:style-name="T83">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6">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0">Тумбочка…</text:span> Листок… <text:span text:style-name="T80">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1">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0">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1">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2">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9"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8">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8">любви</text:span> начинаешь понимать только тогда, когда <text:span text:style-name="T68">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9"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8">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8">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2">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2">–</text:span> Эмм… Они… м-м-м… не больны… в некотором смысле… <text:span text:style-name="T12">–</text:span> гонец изо всех сил ковырял копытом 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2">—</text:span> в возможности летать.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2">—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2">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text:span><text:span text:style-name="T2">Я</text:span><text:span text:style-name="T55">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Ах, если б только сестра умела управляться со своими эмоциями так же, как с магией <text:span text:style-name="T12">—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2">—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2">—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2">10</text:span>. (40*<text:span text:style-name="T12">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2">— оставить тебе напутствие.</text:span></text:p>
      <text:p text:style-name="P42"/>
      <text:p text:style-name="P59"><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text:span></text:p>
      <text:p text:style-name="P42">Брось. </text:p>
      <text:p text:style-name="P59"><text:span text:style-name="T12">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В этом его слабость <text:span text:style-name="T12">— </text:span>он может меняться и в плохую сторону. От тебя зависит, в какую.</text:p>
      <text:p text:style-name="P59"/>
      <text:p text:style-name="P59">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хоть и малость не от мира сего! Чисто, культурно, вежливо. Дворецкий </text:span><text:span text:style-name="T14">—</text:span><text:span text:style-name="T12"> скопидом, конечно, но это работа у него такая. </text:span>Блин, м<text:span text:style-name="T12">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2">–</text:span> Уже иду. Где я могу её найти?</text:p>
      <text:p text:style-name="P1"><text:span text:style-name="T12">–</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3">– Не слишком далеко отсюда. Два дня пути на дирижабле </text:span><text:span text:style-name="T38">— и приют для престарелых минотавров </text:span><text:span text:style-name="T53">“</text:span><text:span text:style-name="T54">Поле Кровожадной Брани</text:span><text:span text:style-name="T53">”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8">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8">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8"/>
      <text:p text:style-name="P48">Огонь в камине разгорелся. <text:span text:style-name="T12">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2">–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2">–</text:span> А <text:span text:style-name="T1">водку</text:span> у вас принято пить?</text:p>
      <text:p text:style-name="P34"><text:span text:style-name="T12">–</text:span> Некоторые употребляют. Но правительница Эквестрии, пьющая кальвадос <text:span text:style-name="T1">—</text:span> это уже черезчур, <text:span text:style-name="T12">–</text:span> Селестия засмеялась.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36"/>
      <text:p text:style-name="P48"><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8">Аликорница в недоумении взглянула на меня.</text:p>
      <text:p text:style-name="P48"><text:span text:style-name="T12">–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2">– </text:span>“<text:span text:style-name="T1">Что я могу сделать, чтобы вернуть всё назад?</text:span>”</text:p>
      <text:p text:style-name="P16"><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29">Что бы это значило, Флёр?</text:span></text:p>
      <text:p text:style-name="P16"><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2">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65">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65">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8">Аликорница</text:span> и так выглядела неважно.</text:p>
      <text:p text:style-name="P36"><text:soft-page-break/></text:p>
      <text:p text:style-name="P36">Поза <text:span text:style-name="T68">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8">и </text:span>у грифонов, <text:span text:style-name="T68">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8">М</text:span>еняет <text:span text:style-name="T68">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2">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8">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8">.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8">– </text:span><text:span text:style-name="T4">История Понивилля начинается с того благословенного дня, когда принцесса Селестия подарила семейству Эппл </text:span><text:span text:style-name="T58">— </text:span><text:span text:style-name="T4">тогда, правда, это ещё были Смиты </text:span><text:span text:style-name="T58">—</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8">—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65">...</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8"><text:span text:style-name="T12">–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text:span>ещё<text:span text:style-name="T12">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65">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несколько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2">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0"> </text:span><text:span text:style-name="T36">Видения этих городов</text:span><text:span text:style-name="T50"> дрожали, <text:s/>пересекались </text:span><text:span text:style-name="T36">и постоянно множились</text:span><text:span text:style-name="T50">.</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2">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6">—</text:span><text:span text:style-name="T17"> </text:span><text:span text:style-name="T65">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2">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2">—</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1">чёрный экран?</text:span></text:p>
      <text:p text:style-name="P44"/>
      <text:p text:style-name="P49">***</text:p>
      <text:p text:style-name="P48"/>
      <text:p text:style-name="P59">Дата: 12.04.<text:span text:style-name="T12">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2">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7">—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7">— </text:span>эта дрянь таки жрёт пони!</text:p>
      <text:p text:style-name="P59">Похоже, Большое Откровение <text:span text:style-name="T17">—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8">—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65">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text:span><text:soft-page-break/><text:span text:style-name="T12">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text:span><text:span text:style-name="T1">щекотал уши и шуршал</text:span><text:span text:style-name="T12"> </text:span><text:span text:style-name="T1">занавесками открытого окна</text:span><text:span text:style-name="T12">. Я раскрыл глаза, в который раз наслаждаясь ясной головой </text:span><text:span text:style-name="T38">—</text:span><text:span text:style-name="T12"> роскошью, недоступной мне за </text:span><text:span text:style-name="T1">годы</text:span><text:span text:style-name="T12">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2">—</text:span> струя воды сметёт весь песок и может облить всех рядом присутствующих.</text:p>
      <text:p text:style-name="P48">– Правильно! – единорожка кивнула.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2">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2">– </text:span>Ты?!</text:p>
      <text:p text:style-name="P100"><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2">–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2">– </text:span>Не скажу. Заклинания Стар Свирла Бородатого если срабатывают, то без ошибок.</text:p>
      <text:p text:style-name="P48"><text:span text:style-name="T12">– Если </text:span>только <text:span text:style-name="T12">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2">–</text:span> <text:span text:style-name="T1">Эмм. </text:span>Что он имел ввиду?</text:p>
      <text:p text:style-name="P34"><text:span text:style-name="T12">–</text:span> Ну, <text:span text:style-name="T12">–</text:span> Твайлайт смутилась, <text:span text:style-name="T12">–</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7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4"><text:span text:style-name="T12">–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2">– </text:span><text:span text:style-name="T1">Нет. И заводить не собираюсь!</text:span></text:p>
      <text:p text:style-name="P34"><text:span text:style-name="T12">– </text:span><text:span text:style-name="T1">Упс! Эмм… А друзья?</text:span></text:p>
      <text:p text:style-name="P34"><text:span text:style-name="T12">–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2">–</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2">–</text:span> Всё в порядке, Твайлайт.<text:span text:style-name="T12">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8"/>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2">– </text:span><text:span text:style-name="T1">Ерунда! Там стоит запрет только для пони. На приматах Луна экспериментировать не запрещала</text:span><text:span text:style-name="T29">.</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5">Чужестранец-примат разбил сердце нашей обожаемой Селестии! Двор в отчаянии </text:span><text:span text:style-name="T16">—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2">– </text:span>Привет, Эй-Джей! У тебя проблемы?</text:p>
      <text:p text:style-name="P48"><text:span text:style-name="T12">– </text:span>Привет, сахарок, <text:span text:style-name="T12">– </text:span>озабоченно поприветствовала меня фермерша. <text:span text:style-name="T12">–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2">–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2">–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2">–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2">–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2">–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2">–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5">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5">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2">– </text:span>Свободно? <text:span text:style-name="T12">– </text:span>спросил я у пони, сидящей за столиком.</text:p>
      <text:p text:style-name="P48"><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2">– </text:span>Пирог с грибами, яишницу и чизкейк,<text:span text:style-name="T12"> – </text:span>сообщил я подошедшей официантке.</text:p>
      <text:p text:style-name="P48"><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8"><text:span text:style-name="T12">– </text:span>И салат «по-кантерлотски», <text:span text:style-name="T12">–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2">– </text:span>Вы, наверное, ждёте кого-то?</text:p>
      <text:p text:style-name="P50"><text:span text:style-name="T12">– </text:span>Неа.</text:p>
      <text:p text:style-name="P50"><text:span text:style-name="T12">– </text:span>Просто обедаете?</text:p>
      <text:p text:style-name="P50"><text:span text:style-name="T12">– </text:span>Неа.</text:p>
      <text:p text:style-name="P50"><text:span text:style-name="T12">– </text:span>Просто сидите и мрачно смотрите на меня?</text:p>
      <text:p text:style-name="P50"><text:span text:style-name="T12">– </text:span>Неа.</text:p>
      <text:p text:style-name="P50"/>
      <text:p text:style-name="P50">Хм, а эта пони не из разговорчивых.</text:p>
      <text:p text:style-name="P50"/>
      <text:p text:style-name="P50"><text:span text:style-name="T12">– </text:span>А что же вы делаете?</text:p>
      <text:p text:style-name="P50"><text:span text:style-name="T12">– </text:span>Веселюсь, <text:span text:style-name="T12">– </text:span>мрачно заявила пони.</text:p>
      <text:p text:style-name="P50"><text:span text:style-name="T12">–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2">–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2">– </text:span>Мы с вами раньше встречались?</text:p>
      <text:p text:style-name="P50"><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2">–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2">– </text:span>Оставь, Салвер.<text:span text:style-name="T12"> </text:span>Ему за счёт заведения.</text:p>
      <text:p text:style-name="P48"><text:span text:style-name="T12">– </text:span>Ясно, мисс Пинки, <text:span text:style-name="T12">– </text:span>официантка кивнула и ушла.</text:p>
      <text:p text:style-name="P48"><text:span text:style-name="T12">– Ч</text:span>его-о-о?<text:span text:style-name="T12"> </text:span>Так это твой бар?</text:p>
      <text:p text:style-name="P48"><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8"><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2">– </text:span>У меня есть идея получше. <text:span text:style-name="T12">– </text:span>на свет показалась фляга Большого Макинтоша.</text:p>
      <text:p text:style-name="P48"><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2">– </text:span>Починил телегу. Только молчок про самогон, раз уж ты в курсе, <text:span text:style-name="T12">– </text:span>я разлил сидр по чашкам.</text:p>
      <text:p text:style-name="P48"><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2">–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2">– У </text:span>тебя такая смешная мордочка! <text:span text:style-name="T12">– </text:span>захихикали Пинки, покачиваясь. <text:span text:style-name="T12">– </text:span>Как будто ты <text:span text:style-name="T65">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2">– </text:span>Эмм… Скажи-ка мне, мой друг П-п-пинки… Легенда про фаэри <text:span text:style-name="T17">— </text:span><text:span text:style-name="T65">эт правда?</text:span></text:p>
      <text:p text:style-name="P48"><text:span text:style-name="T17">– </text:span><text:span text:style-name="T65">Какая из? Их много, вообще-то. Ик!</text:span></text:p>
      <text:p text:style-name="P48"><text:span text:style-name="T17">– </text:span><text:span text:style-name="T65">Про принцесс. Про то, что они фаэри, спустившиеся с неба во плоти, чтоб помогать пони управлять Эквестрией?</text:span></text:p>
      <text:p text:style-name="P48"><text:span text:style-name="T17">– Н</text:span><text:span text:style-name="T65">он-нон, </text:span><text:span text:style-name="T17">– </text:span><text:span text:style-name="T65">захихикала Пинки, взъерошив копытами розовые кудряшки и попытавшись соорудить из них бороду, </text:span><text:span text:style-name="T17">–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7">–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7">– </text:span><text:span text:style-name="T65">Ты что-о-о! Нельзя любить фаэри! Она похитит твоё сердце, и ты будешь искать её, пока не… </text:span><text:span text:style-name="T17">– </text:span><text:span text:style-name="T65">Пинки погрузилась мордочкой в так и не съеденный салат «по-кантерлотски» и захрапела.</text:span></text:p>
      <text:p text:style-name="P48"><text:span text:style-name="T17">– </text:span><text:span text:style-name="T65">Пока не умру?</text:span></text:p>
      <text:p text:style-name="P48"><text:span text:style-name="T17">– </text:span><text:span text:style-name="T65">Нет, глупенький, </text:span><text:span text:style-name="T17">– </text:span><text:span text:style-name="T65">пробулькала Пинки из миски. </text:span><text:span text:style-name="T17">– </text:span><text:span text:style-name="T65">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2">– </text:span>Судя по тому, как ты стремительно сбежал не попрощавшись, у тебя от меня проблемы, <text:span text:style-name="T12">– </text:span>заметила с укором кобылка. <text:span text:style-name="T12">– </text:span>Странно, мы, вроде, только сегодня познакомились.</text:p>
      <text:p text:style-name="P51"><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1"><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1"><text:span text:style-name="T12">–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2">– </text:span>Сто-о-ой! <text:span text:style-name="T12">– </text:span>заорал я. <text:span text:style-name="T12">– </text:span>Выпрыгивай из бочки!!!</text:p>
      <text:p text:style-name="P51">Кобылка-пилот улыбнулась и постукала копытцем по шлему, показывая, что не слышит меня.</text:p>
      <text:p text:style-name="P51"><text:span text:style-name="T12">– </text:span>Выпрыгива-а-а… <text:span text:style-name="T12">–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2">– </text:span>Смотри, вот те и ответ на вопрос, куда деваются пони!</text:p>
      <text:p text:style-name="P51"><text:span text:style-name="T12">– </text:span>Где? <text:span text:style-name="T12">– </text:span>единорожка начала оглядываться.</text:p>
      <text:p text:style-name="P51"><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1"><text:span text:style-name="T12">– </text:span>И что? Я всё равно не пойму, куда деваются пони? И куда пропала Скуталу?</text:p>
      <text:p text:style-name="P51"><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2">—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2">— </text:span>ключ к решению проблем Эквестрии.</text:p>
      <text:p text:style-name="P61"/>
      <text:p text:style-name="P61">Очень хочу надеяться, что остальная часть дневника описывает<text:span text:style-name="T12">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2">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2">P.S. Н</text:span>е гневите мироздание воровством! <text:span text:style-name="T25">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2">–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2">–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1"/>
      <text:p text:style-name="P51"><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1"><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2">– </text:span>Это неправильно! <text:span text:style-name="T12">– </text:span>заявила Рэйнбоу Дэш, отвернувшись от окна.</text:p>
      <text:p text:style-name="P51"><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1"><text:span text:style-name="T12">– </text:span>Да я не про то! <text:span text:style-name="T12">– </text:span>отмахнулась пегаска. <text:span text:style-name="T12">– </text:span>Посмотри на поле.</text:p>
      <text:p text:style-name="P51"><text:span text:style-name="T12">– </text:span>И что? Поле как поле.</text:p>
      <text:p text:style-name="P51"><text:span text:style-name="T12">– </text:span>Оно не убрано, <text:span text:style-name="T12">– </text:span>мрачно ответила пегаска. <text:span text:style-name="T12">–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2">– </text:span>У самого посёлка поля убраны. Наверняка дойдёт дело и до остальных.</text:p>
      <text:p text:style-name="P51"><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2">– </text:span>Спасибо, но от плюшек у меня фланки округляются.</text:p>
      <text:p text:style-name="P51"><text:span text:style-name="T12">– </text:span>Да ладно тебе, Дэш! От одной не округлятся.</text:p>
      <text:p text:style-name="P51"><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2"> </text:span>Как будто…</text:p>
      <text:p text:style-name="P51"><text:span text:style-name="T12">–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2">–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2">–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2">– </text:span>Леди и джентльпони! Просьба не паниковать! Поезд дальше не идёт: впереди провал! <text:span text:style-name="T12">– </text:span>крикнул проводник.</text:p>
      <text:p text:style-name="P51"><text:span text:style-name="T12">– </text:span>Какой ещё, в дышло, провал? Я проезжал тут два дня назад!</text:p>
      <text:p text:style-name="P51"><text:span text:style-name="T12">– </text:span>Безобразие! Верните мне деньги за билет!</text:p>
      <text:p text:style-name="P51"><text:span text:style-name="T12">– </text:span>Как вы смеете! Я опоздаю в порт! Вы будете платить неустойку! <text:s/><text:span text:style-name="T12">–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2">– </text:span>Эта дыра фиг знает на сколько длится! <text:span text:style-name="T12">– </text:span>заявила Дэш, выныривая из темноты. <text:span text:style-name="T12">–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2">– </text:span>Дэш, нам надо на ту сторону.</text:p>
      <text:p text:style-name="P51">Пегаска развела копытами.</text:p>
      <text:p text:style-name="P51"><text:span text:style-name="T12">– </text:span>Нет проблем. Я могу тебя перенести.</text:p>
      <text:p text:style-name="P51">Я с сомнением посмотрел на пегаску. Дэш в холке была мне по пояс.</text:p>
      <text:p text:style-name="P51"><text:span text:style-name="T12">–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1"/>
      <text:p text:style-name="P51">Чёрт.</text:p>
      <text:p text:style-name="P51"/>
      <text:p text:style-name="P51"><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2">–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1"/>
      <text:p text:style-name="P51"><text:span text:style-name="T12">– </text:span>Удостоверение личности предъявлять? <text:span text:style-name="T12">– </text:span>осведомился я.</text:p>
      <text:p text:style-name="P51"><text:span text:style-name="T12">– </text:span>Ч-ч-человек А-а-анонимус? <text:span text:style-name="T12">–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2">– </text:span>Будешь смеяться, но именно этим он и занят. Вызывает полицию по телефону, <text:span text:style-name="T12">– </text:span>сообщила пегаска.</text:p>
      <text:p text:style-name="P51"><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2">– </text:span>Сколько у нас времени?</text:p>
      <text:p text:style-name="P51"/>
      <text:p text:style-name="P51">Дэш почесала в затылке.</text:p>
      <text:p text:style-name="P51"><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2">–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2">–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2">– “</text:span>Портативный магоэнергетический ускоритель «<text:span text:style-name="T16">Psyntel Rari2+ DDR</text:span>»,<text:span text:style-name="T12"> </text:span>демо-прототип<text:span text:style-name="T12">”, – </text:span>прочитал я на бирке. <text:span text:style-name="T12">– </text:span>Оно!</text:p>
      <text:p text:style-name="P51"/>
      <text:p text:style-name="P51">Снаружи послышался вой сирены и цокот множества копыт.</text:p>
      <text:p text:style-name="P51"><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2">– </text:span>Это твои двадцать минут? <text:span text:style-name="T12">– </text:span>возмутился я. <text:span text:style-name="T12">– </text:span>Да ещё и десяти не прошло!</text:p>
      <text:p text:style-name="P51">Дэш вымучено развела копытами.</text:p>
      <text:p text:style-name="P51"/>
      <text:p text:style-name="P51"><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2">–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2">– </text:span>Ну уж фигушки. Я тебя тут не оставлю.</text:p>
      <text:p text:style-name="P51"><text:soft-page-break/><text:span text:style-name="T12">– </text:span>Дэш! <text:span text:style-name="T12">– </text:span>взмолился я. <text:span text:style-name="T12">–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2">– Н</text:span>е тупи! <text:span text:style-name="T12">– </text:span>упрямо мотнула головой пегаска. <text:span text:style-name="T12">–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2">– </text:span>Быстро за мной! <text:span text:style-name="T12">–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2">– Ю-</text:span>хууу<text:span text:style-name="T12">!!!</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2">–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2">–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2">– </text:span>Ты чего на меня так уставился? <text:span text:style-name="T12">– </text:span>подозрительно спросила пегаска.</text:p>
      <text:p text:style-name="P51"><text:span text:style-name="T12">– </text:span>Да так… Не ожидал, что ты такая…</text:p>
      <text:p text:style-name="P51"><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2">– </text:span>Ну,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2">– </text:span>Ты! Не! По! Нял! Те! Бе! Не! Льзя! Тут! Ос! Та! ВАТЬСЯ!!! <text:span text:style-name="T12">–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2">–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2">–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2">–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2">–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2">– </text:span>А это у нас кто? Гм-м. Пегаска. Вот так раз! Рэйнбоу Дэш! Какими судьбами?</text:p>
      <text:p text:style-name="P51"><text:span text:style-name="T12">– </text:span>ТРИКСИ! <text:span text:style-name="T12">– <text:s/></text:span>фейсхуфнула Дэш. <text:span text:style-name="T12">– </text:span>Во имя Селестии, ЧТО ты тут делаешь?!!</text:p>
      <text:p text:style-name="P51"><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1"><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1"><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2">– </text:span>Ей ведь нельзя рассказывать, да?</text:p>
      <text:p text:style-name="P51"><text:span text:style-name="T12">– </text:span>Нельзя, <text:span text:style-name="T12">– </text:span>подтвердил я. <text:span text:style-name="T12">–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2">– </text:span>ОГО!</text:p>
      <text:p text:style-name="P51">Единорожка аж села на крыльцо от удивления.</text:p>
      <text:p text:style-name="P51"/>
      <text:p text:style-name="P51"><text:span text:style-name="T12">–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2">– Т</text:span>ут Великая и Могучая Трикси впервые даёт представление в Кантерлоте, <text:span text:style-name="T12">– </text:span>отвлеклась от раздумий единорожка. <text:span text:style-name="T12">– </text:span>А вот тут мы успешно демонстрируем наш самый первый фокус!</text:p>
      <text:p text:style-name="P51"><text:span text:style-name="T12">– </text:span>А это, <text:span text:style-name="T12">– </text:span>оживилась единорожка, <text:span text:style-name="T12">–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2">– </text:span>Как бы то ни было, <text:span text:style-name="T12">– </text:span>единорожка смерила меня взглядом, <text:span text:style-name="T12">–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2">– </text:span>Не пойдёт! <text:span text:style-name="T12">– </text:span>заявил я. <text:span text:style-name="T12">– </text:span>Я уже сказал, это тайна. Мне добавить нечего.</text:p>
      <text:p text:style-name="P51"><text:span text:style-name="T12">– </text:span>Да неужели? <text:span text:style-name="T12">– </text:span>захлопала ресницами Трикси. <text:span text:style-name="T12">–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2">– </text:span>Трикси знала, что мы договоримся, <text:span text:style-name="T12">– </text:span>улыбнулась единорожка.</text:p>
      <text:p text:style-name="P51"/>
      <text:p text:style-name="P51">…</text:p>
      <text:p text:style-name="P38"><text:soft-page-break/></text:p>
      <text:p text:style-name="P51"><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Трикси, куда исчезла принцесса Селестия!</text:p>
      <text:p text:style-name="P51"><text:span text:style-name="T12">– </text:span>Так вот почему я не могла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2">–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5">Исчезновение дневной главы диархии: Эквестрия в панике!</text:span>» (статья двухдневной давности).</text:p>
      <text:p text:style-name="P51">«<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1">«<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2">–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2">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7">302 пони</text:span><text:span text:style-name="T25">.</text:span></text:p>
      <text:p text:style-name="P51"><text:span text:style-name="T67">250 пони</text:span><text:span text:style-name="T25">.</text:span></text:p>
      <text:p text:style-name="P51"><text:span text:style-name="T67">125 поней</text:span><text:span text:style-name="T25">.</text:span></text:p>
      <text:p text:style-name="P51"><text:span text:style-name="T25">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69">так её </text:span><text:span text:style-name="T3">разэтак</text:span><text:span text:style-name="T69">,</text:span><text:span text:style-name="T21"> магия!</text:span></text:p>
      <text:p text:style-name="P152"/>
      <text:p text:style-name="Standard"><text:span text:style-name="T21">P.S. Мне тебя не хватает. Сильно.</text:span><text:span text:style-name="T58">»</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7">37 пни</text:span></text:p>
      <text:p text:style-name="P70">24пн</text:p>
      <text:p text:style-name="P70">15</text:p>
      <text:p text:style-name="P51"><text:span text:style-name="T25">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7">302 пони</text:span><text:span text:style-name="T25">.</text:span></text:p>
      <text:p text:style-name="P51"><text:span text:style-name="T67">250 пони</text:span><text:span text:style-name="T25">.</text:span></text:p>
      <text:p text:style-name="P51"><text:span text:style-name="T67">125 поней</text:span><text:span text:style-name="T25">.</text:span></text:p>
      <text:p text:style-name="P51"><text:span text:style-name="T25">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5">».</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8">И товары</text:span> вовсе<text:span text:style-name="T68"> не </text:span>бесплатные<text:span text:style-name="T68">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2">–</text:span> А какой у тебя там был образ жизни?</text:p>
      <text:p text:style-name="P51"><text:span text:style-name="T12">–</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2">–</text:span> Лягать-колотить! Ты сидел в тюрьме? За что тебя посадили?</text:p>
      <text:p text:style-name="P51"><text:span text:style-name="T12">–</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36">пишешь</text:span><text:span text:style-name="T50">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39"/>
      <text:p text:style-name="P53">Пегаска <text:span text:style-name="T12">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8"> мне</text:span> удалось замазать самые большие щели. За тестовый<text:span text:style-name="T68"> </text:span>получасовый заплыв<text:span text:style-name="T68">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2">,</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8">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но <text:span text:style-name="T68">любили друг друга! И у них </text:span>был<text:span text:style-name="T68"> </text:span>офигенный <text:span text:style-name="T68">секс! </text:span>И это было офигенно круто!<text:span text:style-name="T68"> </text:span>А ты… Ты <text:span text:style-name="T12">—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2">– </text:span>Выф-выф-вуф! <text:span text:style-name="T12">– </text:span>возразил я.</text:p>
      <text:p text:style-name="P53"/>
      <text:p text:style-name="P53"><text:soft-page-break/>Отпихнув от лица живот пегаски и выплюнув шерсть, я продолжил.</text:p>
      <text:p text:style-name="P53"><text:span text:style-name="T12">–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2">– </text:span>Дэш, я знаю. Просто не могу о ней забыть.</text:p>
      <text:p text:style-name="P53"/>
      <text:p text:style-name="P53">Пегаска тяжело поднялась.</text:p>
      <text:p text:style-name="P53"><text:span text:style-name="T12">– </text:span>Везёт же некоторым, <text:span text:style-name="T12">– </text:span>пробормотала она, раскрывая крылья для просушки.</text:p>
      <text:p text:style-name="P53"/>
      <text:p text:style-name="P53">…</text:p>
      <text:p text:style-name="P53"/>
      <text:p text:style-name="P53"><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2">– </text:span>Это остатки былой славы. Мой институтский рекорд <text:span text:style-name="T12">—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2">–</text:span> Куда это ты спрятался? <text:span text:style-name="T12">–</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oft-page-break/><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text:span text:style-name="T1">исповедываться</text:span>,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А под конец сорвать штаны и…” <text:span text:style-name="T12">–</text:span> вот я и хочу знать, что “и”?</text:p>
      <text:p text:style-name="P1"/>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2">–</text:span> Дэш, ты… ?</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2">– </text:span><text:span text:style-name="T1">Я не умею. Неумеха, </text:span><text:span text:style-name="T12">–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2">–</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text:span text:style-name="T1">ду-мать</text:span>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2">–</text:span> Про меня таки забыли. Отлично.</text:p>
      <text:p text:style-name="P53"><text:span text:style-name="T12">–</text:span> Не уверена, <text:span text:style-name="T12">–</text:span> <text:s/>Дэш почесала затылок. <text:span text:style-name="T12">–</text:span> Там на столбах повсюду висят объявления. За твою голову предлагают пятьдесят тысяч.</text:p>
      <text:p text:style-name="P53"><text:span text:style-name="T12">–</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2">– </text:span>Твайлайт, привет! Мы вернулись! <text:span text:style-name="T12">–</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2">– К</text:span>АКОГО ХУЯ?!! Твайлайт, ёб твою пони-мать, ты чего творишь? <text:span text:style-name="T12">– </text:span>я вцепился в ручку двери.</text:p>
      <text:p text:style-name="P53"><text:span text:style-name="T12">– </text:span>Твайли, ты чего? <text:span text:style-name="T12">– </text:span>брыкалась Дэш. <text:span text:style-name="T12">– </text:span>Немедленно опусти меня на пол!</text:p>
      <text:p text:style-name="P53"><text:span text:style-name="T12">– </text:span>Извини, Дэши, <text:span text:style-name="T12">– </text:span>скороговоркой бормотала лавандовая единорожка, нервно хихикая, <text:span text:style-name="T12">–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2">– </text:span>Не беспокойся, Анон-с-вероятностью-пятьдесят-процентов, больно не будет. Не должно быть, во всяком случае, <text:span text:style-name="T12">– </text:span>единорожка суетилась, закрепляя мои руки и ноги в браслетах. <text:span text:style-name="T12">–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2">–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span text:style-name="T12">-</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2">– </text:span>Твайлайт, не смей! <text:span text:style-name="T12">– </text:span>хриплым от ужаса голосом прошептал я. <text:span text:style-name="T12">– </text:span>Я тебе потом сниться буду!</text:p>
      <text:p text:style-name="P53"><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2">–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2">– О</text:span>у! <text:span text:style-name="T68">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2">– </text:span>Хрен-то тебе зачем? <text:span text:style-name="T12">– </text:span>с бессильной злостью спросил я. <text:span text:style-name="T12">– </text:span><text:span text:style-name="T68">Т</text:span>ы собираешься устроить филиал порнхаба для пони-извращенцев?</text:p>
      <text:p text:style-name="P53"><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2">–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2">– </text:span>А если попроще?</text:p>
      <text:p text:style-name="P53"><text:span text:style-name="T12">– </text:span>Если ты — клон, то превратишься в исходные тридцать-сорок фунтов песка. Как и все предыдущие, хи-хи,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3"><text:span text:style-name="T12">–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2">–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2">–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2">–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2">– </text:span>Никогда, слышишь, никогда больше не смей подымать меня…</text:p>
      <text:p text:style-name="P53"><text:span text:style-name="T12">– </text:span>Откуда я знала, что магический резонанс так среагирует на…</text:p>
      <text:p text:style-name="P53"/>
      <text:p text:style-name="P53"><text:span text:style-name="T12">– А</text:span>нон? <text:span text:style-name="T12">– </text:span>пегаска заметила, что я открыл глаза. <text:span text:style-name="T12">– </text:span>Ты в порядке?</text:p>
      <text:p text:style-name="P53">Я издал нечто среднее между брачным рёвом лося и стоном умирающего слона.</text:p>
      <text:p text:style-name="P53"/>
      <text:p text:style-name="P53"><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2">–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3"><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3"><text:span text:style-name="T12">– </text:span>Тебе-то на Понивилль точно махать! <text:span text:style-name="T12">– </text:span>огрызнулась фермерша. <text:span text:style-name="T12">– Т</text:span>вой дом, поди, не зацепит!</text:p>
      <text:p text:style-name="P53"><text:span text:style-name="T12">– </text:span>Что ты сказала? А ну, повтори?! <text:span text:style-name="T12">– </text:span>взвилась пегаска.</text:p>
      <text:p text:style-name="P53"><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3"/>
      <text:p text:style-name="P53"><text:span text:style-name="T12">– </text:span>Ась?</text:p>
      <text:p text:style-name="P53"><text:span text:style-name="T12">– </text:span>Что?</text:p>
      <text:p text:style-name="P53"><text:span text:style-name="T12">– </text:span>Какой? <text:span text:style-name="T12">– </text:span>разом <text:span text:style-name="T12">о</text:span>бернулась ко мне компания.</text:p>
      <text:p text:style-name="P53"/>
      <text:p text:style-name="P53"><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3"><text:span text:style-name="T12">–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3"><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2">– </text:span>Рэр, иногда лучше жевать, чем говорить. Вот честно!</text:p>
      <text:p text:style-name="P53"><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2">– </text:span>Они лежали в нагрудном кармане рубашки.</text:p>
      <text:p text:style-name="P53"/>
      <text:p text:style-name="P53">Твайлайт отвлеклась от доски.</text:p>
      <text:p text:style-name="P53"><text:span text:style-name="T12">–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2">– </text:span>Вот, прибрался малёхо. Но с потолка сажу ещё не успел отчистить, там стремянка нужна.</text:p>
      <text:p text:style-name="P53"><text:soft-page-break/><text:span text:style-name="T12">– </text:span>Спайки-Вайки, не выкидывай одежду, пожалуйста. В ней должны быть рубины.</text:p>
      <text:p text:style-name="P53"><text:span text:style-name="T12">– </text:span>Какие ещё рубины? <text:span text:style-name="T12">– </text:span>переспросил Спайк и зажевал быстрее.</text:p>
      <text:p text:style-name="P53"><text:span text:style-name="T12">–</text:span> Резонаторные! <text:span text:style-name="T12">–</text:span> холодея, ответил я. <text:span text:style-name="T12">– </text:span>В кармане рубашки должны лежать четыре кристалла.</text:p>
      <text:p text:style-name="P53"><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6"/>
      <text:p text:style-name="P53">…</text:p>
      <text:p text:style-name="P53"/>
      <text:p text:style-name="P53"><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2">– Н</text:span>он-нон? Ты сейчас правильный, или нет?</text:p>
      <text:p text:style-name="P53"><text:span text:style-name="T12">– А</text:span>нон, ты как? Тебе уже лучше? <text:span text:style-name="T12">– </text:span>в прямоугольнике появилась голова Рэйнбоу Дэш.</text:p>
      <text:p text:style-name="P53"><text:span text:style-name="T12">– </text:span>Фигурально выражаясь, ты в себе? <text:span text:style-name="T12">– </text:span>вклинилась между ними Твайлайт Спаркл.</text:p>
      <text:p text:style-name="P53"><text:span text:style-name="T12">– </text:span>Столько ругательств на одном дыхании я не слышала даже от бабули, когда она зацепилась за порог амбара и перевернула поднос с пирогами! <text:span text:style-name="T12">–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2">– </text:span>Отпустите. Я уже правильный, <text:span text:style-name="T12">–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3"><text:span text:style-name="T12">– </text:span>Спайк!!! Немедленно… <text:s/>сбегай к Кейкам за выпечкой! Нам всем нужно успокоиться!</text:p>
      <text:p text:style-name="P53"><text:span text:style-name="T12">–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2">– </text:span>Ты точно знаешь, што делаешь? Мне бы не хотелось, чтоб от Понивилля остались одни головешки.</text:p>
      <text:p text:style-name="P53"><text:span text:style-name="T12">– </text:span>Не беспокойся, у меня всё просчитано. Я уверена, я подчёркиваю, я абсолютно уверена в безопасности эксперимента!</text:p>
      <text:p text:style-name="P53"><text:span text:style-name="T12">– </text:span>Ой, што-то мне нехорошо становится, когда ты так говоришь!</text:p>
      <text:p text:style-name="P53"><text:span text:style-name="T12">– М</text:span>не, к-к-кажется, нужно пойти п-п-покормить Энджела… Я, эмм, скоро вернусь…</text:p>
      <text:p text:style-name="P53"><text:span text:style-name="T12">– </text:span>Флатти, мы же договаривались! Это абсолютно, я подчёркиваю, абсолютно безопасно!</text:p>
      <text:p text:style-name="P53"><text:span text:style-name="T12">– </text:span>Т-т-ты и в прошлый раз так же г-г-говорила… Я… Я не могу… Я просто не могу…</text:p>
      <text:p text:style-name="P53"><text:span text:style-name="T12">– </text:span>Флатти!</text:p>
      <text:p text:style-name="P53"><text:span text:style-name="T12">–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2">– </text:span>НЕТ! Я… Я согласна! Только з-з-завяжите мне глаза, п-п-пожалуйста…</text:p>
      <text:p text:style-name="P53"><text:span text:style-name="T12">–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2">–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2">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5">–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2">– </text:span>А-а-а, ты всё-таки пришёл… <text:span text:style-name="T12">–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2">–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2">–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2">–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2">–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2">–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2">–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2">– </text:span>Кимеринн погиб, чтобы ты жил!</text:p>
      <text:p text:style-name="P53">Шаг назад.</text:p>
      <text:p text:style-name="P53"/>
      <text:p text:style-name="P53"><text:span text:style-name="T12">– </text:span>Сестра утратила магию и развоплотилась из-за тебя!</text:p>
      <text:p text:style-name="P53">Шаг назад.</text:p>
      <text:p text:style-name="P53"/>
      <text:p text:style-name="P53"><text:span text:style-name="T12">–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8">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 <text:span text:style-name="T12">–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2">–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2">– </text:span>Ну што? Увидел што-нибудь, сахарок?</text:p>
      <text:p text:style-name="P53">Пони уставились на меня с надеждой.</text:p>
      <text:p text:style-name="P53"/>
      <text:p text:style-name="P53"><text:span text:style-name="T12">– </text:span>Да.</text:p>
      <text:p text:style-name="P53">Откровение давило на психику как тонна кирпичей. Я не знал, что им сказать. Я не мог.</text:p>
      <text:p text:style-name="P53"/>
      <text:p text:style-name="P53"><text:span text:style-name="T12">– П</text:span>ревосходно!</text:p>
      <text:p text:style-name="P53"><text:span text:style-name="T12">– </text:span>Это просто супер-дупер-здоровски-потрясно!</text:p>
      <text:p text:style-name="P53"><text:span text:style-name="T12">– </text:span>Йей!</text:p>
      <text:p text:style-name="P53"><text:span text:style-name="T12">– </text:span>Ю-ху!</text:p>
      <text:p text:style-name="P53"><text:span text:style-name="T12">– О</text:span>фигенно! Мы победили! Анон, ты молодец!</text:p>
      <text:p text:style-name="P53"><text:span text:style-name="T12">–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2">– </text:span>Эмм? И что же ты увидел? <text:span text:style-name="T12">– </text:span>не выдержала Твайлайт.</text:p>
      <text:p text:style-name="P53"><text:span text:style-name="T12">–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2">– </text:span>Да ладно! Кончай прикалываться, Анон, мы же ждём! Шутка зачлась!</text:p>
      <text:p text:style-name="P53"><text:span text:style-name="T12">– </text:span>Не могу!!!</text:p>
      <text:p text:style-name="P53"/>
      <text:p text:style-name="P53">…</text:p>
      <text:p text:style-name="P53"/>
      <text:p text:style-name="P53">Молчание прервала Эпплджек.</text:p>
      <text:p text:style-name="P53"><text:span text:style-name="T12">–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2">– </text:span>Конски яблоки! Вот это поворот! А мне так хотелось узнать, што за нечисть тут орудует!</text:p>
      <text:p text:style-name="P53"><text:soft-page-break/><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2">– </text:span>Рэр, отвали!</text:p>
      <text:p text:style-name="P53"><text:span text:style-name="T12">– </text:span>Оу, какие страсти! Ладно-ладно, не сердись, дорогая, не мешаю!</text:p>
      <text:p text:style-name="P53"><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2">–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3"><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3"/>
      <text:p text:style-name="P53">…</text:p>
      <text:p text:style-name="P53">«<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4">слишком громко думать. И сообщить способ спасения — означает его разрушить.</text:span>»</text:p>
      <text:p text:style-name="P53">…</text:p>
      <text:p text:style-name="P53"/>
      <text:p text:style-name="P53"><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2">–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2">– </text:span>Предположим, в коробке заперт кот!</text:p>
      <text:p text:style-name="P39"/>
      <text:p text:style-name="P53"><text:span text:style-name="T12">Н</text:span>арисованный кот упирался лапами в крышку коробки, явно пытаясь выбраться.</text:p>
      <text:p text:style-name="P53"/>
      <text:p text:style-name="P53"><text:span text:style-name="T12">– Также предположим</text:span><text:span text:style-name="T68">, что кот бессмертен. Также допустим, что кот з</text:span>аколдован<text:span text:style-name="T68"> </text:span>отложенным <text:span text:style-name="T68">заклятие</text:span>м<text:span text:style-name="T68"> Абсолютного Стирания, которое сработает, если кто-то откроет ящик</text:span>. <text:span text:style-name="T68">То есть, п</text:span>ри открытии<text:span text:style-name="T68"> ящик</text:span>а<text:span text:style-name="T68"> кот исчезнет из </text:span>бытия<text:span text:style-name="T68"> </text:span>— его нет, и никогда не было.</text:p>
      <text:p text:style-name="P53"><text:span text:style-name="T12">– </text:span>Бедный котик! <text:span text:style-name="T12">– </text:span>прошептала Флаттершай.</text:p>
      <text:p text:style-name="P53"/>
      <text:p text:style-name="P53"><text:soft-page-break/>Я насторожился, услышав знакомое название.</text:p>
      <text:p text:style-name="P53"/>
      <text:p text:style-name="P53"><text:span text:style-name="T12">– </text:span>Стой! Откуда тебе известно про заклинание Абсолютного Стирания?</text:p>
      <text:p text:style-name="P53"><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3"><text:span text:style-name="T12">– </text:span>Гм. Ну ладно, продолжай.</text:p>
      <text:p text:style-name="P53"><text:span text:style-name="T12">– </text:span>Так вот, по условию эксперимента известно, что вероятность того, что кто-то откроет ящик, ненулевая.</text:p>
      <text:p text:style-name="P53"><text:span text:style-name="T12">– </text:span>И что это означает, дорогая? <text:span text:style-name="T12">– </text:span>спросила Рэрити.</text:p>
      <text:p text:style-name="P53"><text:span text:style-name="T12">– </text:span>Это значит, что кто-нибудь когда-нибудь обязательно откроет его.</text:p>
      <text:p text:style-name="P53"><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3"><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2">–</text:span> То есть, ты хошь сказать, што мы все — навроде этого кота, а Анон боится открыть ящик? Штоб мы не исчезли окончательно?</text:p>
      <text:p text:style-name="P53"><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2">– </text:span>Лягать! <text:span text:style-name="T12">– </text:span>выругалась Дэш. <text:span text:style-name="T12">– </text:span>Значит, наши усилия по доставке резонаторов пошли лесом!</text:p>
      <text:p text:style-name="P53"><text:span text:style-name="T12">–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2">– </text:span>Тихо! Спайк, будь добр, сбегай к Кейкам за выпечкой. Нам надо успокоиться. Анон, хоть про Селестию ты нам можешь рассказать?</text:p>
      <text:p text:style-name="P53"><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3"><text:span text:style-name="T12">– А </text:span>как ты узнал… <text:span text:style-name="T12">– </text:span>начала было единорожка, но её перебил напряжённый голос Спайка.</text:p>
      <text:p text:style-name="P53"><text:span text:style-name="T12">– </text:span>Твай! <text:span text:style-name="T12">– </text:span>дракончик стоял в дверях спиной к нам. <text:span text:style-name="T12">–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2">–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2">–</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2">–</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2">–</text:span> ДОВОЛЬНО! НАМ НАДОЕЛА ЭТА НЕПОКОРНОСТЬ! ПОЗНАЙ ГНЕВ ПРИНЦЕССЫ НОЧИ!!!</text:p>
      <text:p text:style-name="P53"><text:span text:style-name="T12">–</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3"><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3"><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3"><text:span text:style-name="T12">–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2">– О</text:span>хренеть! <text:span text:style-name="T12">– </text:span>чертыхнулся Спайк. <text:span text:style-name="T12">– </text:span><text:s/>Твай, она создаёт сферу стихий!</text:p>
      <text:p text:style-name="P53"><text:soft-page-break/><text:span text:style-name="T12">– </text:span>Вижу! <text:span text:style-name="T12">– </text:span>донёсся голос единорожки из-под потолка. <text:span text:style-name="T12">–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5">–</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2">– </text:span>Погоди. У меня есть вариант получше.</text:p>
      <text:p text:style-name="P53"/>
      <text:p text:style-name="P53">Я вылез из-под шкафа и попрыгал на одной ноге в центр зала.</text:p>
      <text:p text:style-name="P53"><text:span text:style-name="T12">– </text:span>Стойте! Прекратите! Да остановитесь же!!!</text:p>
      <text:p text:style-name="P53">Аликорница и шестёрка поней уставились на меня.</text:p>
      <text:p text:style-name="P53"><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2">– </text:span>Как ты её назвал? <text:span text:style-name="T12">– </text:span>отвалилась челюсть у аликорницы.</text:p>
      <text:p text:style-name="P53"><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3"><text:span text:style-name="T12">– </text:span>Что? <text:span text:style-name="T12">–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2">–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2">–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2">– </text:span>Потому что Твайлайт остановила время. В радиусе девяти метров, как мне кажется. Или десяти.</text:p>
      <text:p text:style-name="P53"><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2">–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2">–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2">– </text:span>Эмм, я вам подхожу?</text:p>
      <text:p text:style-name="P53"><text:span text:style-name="T12">– </text:span>КТО ТЫ? ПРЕДСТАВЬСЯ!</text:p>
      <text:p text:style-name="P53"><text:soft-page-break/><text:span text:style-name="T12">– </text:span>Эмм, Лира Хартстрингс, единорог. Я не то, чтобы маг, моя специализация — музыка…</text:p>
      <text:p text:style-name="P53"><text:span text:style-name="T12">– </text:span>ГОДИТСЯ! ТЫ ВИДИШЬ ТОЧКУ СИНГУЛЯРНОСТИ?</text:p>
      <text:p text:style-name="P53"><text:span text:style-name="T12">– </text:span>Эмм?</text:p>
      <text:p text:style-name="P53">Голос Спайка пояснил:</text:p>
      <text:p text:style-name="P53"><text:span text:style-name="T12">– </text:span>Вон та тёмная точка над лестницей, у которой вся картинка искривляется.</text:p>
      <text:p text:style-name="P53"><text:span text:style-name="T12">– </text:span>Да! Вижу.</text:p>
      <text:p text:style-name="P53"><text:span text:style-name="T12">– </text:span>ТЕПЕРЬ ЛЕВИТИРУЙ ПРИМАТА В ТОЧКУ СИНГУЛЯРНОСТИ.</text:p>
      <text:p text:style-name="P53"><text:span text:style-name="T12">– </text:span>Чего-о-о?!! <text:span text:style-name="T12">– </text:span>возопило моё малое сознание.</text:p>
      <text:p text:style-name="P53"><text:span text:style-name="T12">– </text:span>Эмм… Зачем? <text:span text:style-name="T12">– вторила мне Лира.</text:span></text:p>
      <text:p text:style-name="P53"><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3"><text:span text:style-name="T12">– </text:span>Вы даёте слово, что человеку не будет причинён вред? <text:span text:style-name="T12">– </text:span>голос Лиры обрёл непривычную твёрдость.</text:p>
      <text:p text:style-name="P53"><text:span text:style-name="T12">– </text:span>КАК ТЫ СМЕЕШЬ СОМНЕВАТЬСЯ В НАС, СВОЕЙ ПРИНЦЕССЕ?</text:p>
      <text:p text:style-name="P53"><text:span text:style-name="T12">– Я </text:span>не сомневаюсь в вас, Ваше Высочество… Потому и требую слова!</text:p>
      <text:p text:style-name="P53"><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2">– </text:span>Ну, блядь, спасибо! <text:span text:style-name="T12">– </text:span>подумал я.</text:p>
      <text:p text:style-name="P53"><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2">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2">–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2">– </text:span>Давай по-порядку, <text:span text:style-name="T12">– о</text:span>становила меня Луна. <text:span text:style-name="T12">–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2">–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2">– Ч</text:span>то? Я<text:span text:style-name="T12">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2">– </text:span>Мы проследили её сновидение,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2">– </text:span>Теперь ты понимаешь, почему Мы виним тебя в развоплощении сестры?</text:p>
      <text:p text:style-name="P53"><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3">Луна пристально взглянула на меня и понимающе склонила голову.</text:p>
      <text:p text:style-name="P53"><text:span text:style-name="T12">– </text:span>Мы знаем, иногда так бывает. Продолжай.</text:p>
      <text:p text:style-name="P53"><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2">– </text:span>Да, помним.</text:p>
      <text:p text:style-name="P53"><text:span text:style-name="T12">–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2">–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2">–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2">–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3">Луна сморщила нос при этих словах, но всё же кивнула.</text:p>
      <text:p text:style-name="P53"><text:span text:style-name="T12">–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2">– </text:span>Я приглашу их. Они не откажутся.</text:p>
      <text:p text:style-name="P53"><text:span text:style-name="T12">– </text:span>Что ж, ещё одной проблемой меньше. Теперь нужно решить, как найти Сел. Кто-то должен отправиться за ней.</text:p>
      <text:p text:style-name="P53"><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3"><text:span text:style-name="T12">– </text:span>А если…</text:p>
      <text:p text:style-name="P53"><text:soft-page-break/><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2">– </text:span>Остаётся ещё одна проблема, <text:span text:style-name="T12">– </text:span>тихо сказала Лун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2">– </text:span>Я попробую подыскать подходящие заклинания для работы с флорой, <text:span text:style-name="T12">– </text:span>загорелась научным рвением книгоежка. <text:span text:style-name="T12">–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3"><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2">– пожаловался я Луне.</text:span></text:p>
      <text:p text:style-name="P39"/>
      <text:p text:style-name="P53">Аликорница отвлеклась от воспоминаний.</text:p>
      <text:p text:style-name="P53"><text:span text:style-name="T12">–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2">– </text:span>Почему же ты не смогла найти меня в Эквестрии с его помощью?</text:p>
      <text:p text:style-name="P53"/>
      <text:p text:style-name="P53">Аликорница смутилась.</text:p>
      <text:p text:style-name="P53"><text:span text:style-name="T12">–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3"><text:soft-page-break/><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3"><text:span text:style-name="T12">– </text:span>Неудивительно! <text:span text:style-name="T12">– </text:span>фыркнула Луна. <text:span text:style-name="T12">– В </text:span>этом — вся Сел. Сестра, в отличие от Нас, всегда норовит спихнуть тяжёлую задачу на кого-нибудь другого!</text:p>
      <text:p text:style-name="P53"><text:span text:style-name="T12">– </text:span>А также совместить приятное с полезным, <text:span text:style-name="T12">–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8">–</text:span> Тогда зачем она..?</text:p>
      <text:p text:style-name="P48"><text:span text:style-name="T18">–</text:span> Дала тебе? <text:span text:style-name="T18">–</text:span> цинично до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9">–</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9">–</text:span> Другие? Кто ещё?<text:span text:style-name="T12"> </text:span>С кем ещё у тебя были… отношения?</text:p>
      <text:p text:style-name="P48"><text:span text:style-name="T18">–</text:span> С Рэйнбоу Дэш, <text:span text:style-name="T18">–</text:span> ответил я несчастным голосом. <text:span text:style-name="T18">–</text:span> И, может быть, с Пинки.</text:p>
      <text:p text:style-name="P48"><text:span text:style-name="T18">–</text:span> А ты живчик, <text:span text:style-name="T18">–</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8">– Что?!! – с недоверием воскликнула Луна. – Сестра никогда не умела лечить. И сейчас не умеет </text:span><text:span text:style-name="T66">—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8">– О небо! Теперь Мы понимаем, почему она так ослабела! Как это в стиле Сестры </text:span><text:span text:style-name="T66">—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8">– Заместительная терапия </text:span><text:span text:style-name="T66">—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8">–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2">– </text:span>Спасибо, Дэш. Ты настоящий друг.</text:p>
      <text:p text:style-name="P53"><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70"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2">– Анон</text:span>, ты тут? <text:span text:style-name="T12">–</text:span>Дэш просунула нос в дверь, не дожидаясь отклика. <text:span text:style-name="T12">– </text:span>Ага, вот ты где! Я с тобой!</text:p>
      <text:p text:style-name="P53">Пегаска швырнула перемётные сумки мне на постель и пошла к выходу.</text:p>
      <text:p text:style-name="P53"><text:span text:style-name="T12">– </text:span>Ну, чего застрял? Пошли скорее, а то на хавчик опоздаем! <text:span text:style-name="T12">–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2">– </text:span>Располагайтесь, <text:span text:style-name="T12">–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2">–</text:span> всхлипула Дэш.</text:p>
      <text:p text:style-name="P53"/>
      <text:p text:style-name="P53"><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3"/>
      <text:p text:style-name="P53"><text:soft-page-break/><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47">Митарианец <text:span text:style-name="T55">–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2">–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72">д</text:span>ЕсЬ БЫл <text:span text:style-name="T73">д</text:span>ИскОр<text:span text:style-name="T71">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4"></text:span><text:span text:style-name="T75">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6">Зафиксирована опасная ситуация. Сознание пациента </text:span><text:span text:style-name="T77">&lt;</text:span><text:span text:style-name="T76">СЕЛЕСТИЯ</text:span><text:span text:style-name="T77">&gt;</text:span><text:span text:style-name="T76"> не регистрируется. Активируется протокол экстренной эвакуации пациента </text:span><text:span text:style-name="T77">&lt;</text:span><text:span text:style-name="T76">СЕЛЕСТИЯ</text:span><text:span text:style-name="T77">&gt;</text:span><text:span text:style-name="T76"> к супервизору </text:span><text:span text:style-name="T77">&lt;</text:span><text:span text:style-name="T76">ЛУНА</text:span><text:span text:style-name="T77">&gt;</text:span><text:span text:style-name="T76">.</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5">«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66">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6">—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4"><text:span text:style-name="T12">–</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8">трид</text:span><text:span text:style-name="T1">цать лет, если его сменят через </text:span><text:span text:style-name="T68">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2">~~~ </text:span>Человек Анонимус Терранский <text:span text:style-name="T12">~~~</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5">– военное подразделение в 100 солдат</text:span></text:p></text:note-body></text:note> в последний бой.</text:p>
      <text:p text:style-name="P48"/>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text:soft-page-break/>–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8">задней осью </text:span><text:span text:style-name="T1">на табуретку. Я прилаживал ей новое колесо взамен <text:s/>утраченного. </text:span><text:span text:style-name="T68">Ещ</text:span><text:span text:style-name="T1">ё</text:span><text:span text:style-name="T68"> </text:span><text:span text:style-name="T1">немного и будет как новенькая! В дворцовом гараже среди кучи хлама таки нашлось лопнувшее колесо, которое </text:span><text:span text:style-name="T68">мне удалось</text:span><text:span text:style-name="T1"> отремонтировать — о</text:span><text:span text:style-name="T68">бучение у</text:span><text:span text:style-name="T1"> Норфа не </text:span><text:span text:style-name="T68">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8">на </text:span><text:span text:style-name="T1">корпус</text:span><text:span text:style-name="T68">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8">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8">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8">о всём мире остались только м</text:span>ы<text:span text:style-name="T68">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
      <text:p text:style-name="P48">Отцепив пегаску от «Королевы Лорен», я тихо спросил её:</text:p>
      <text:p text:style-name="P51"><text:soft-page-break/>–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5">–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5">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text:soft-page-break/></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8">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
      <text:p text:style-name="P56"><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text:p text:style-name="P53"><text:soft-page-break/>–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8">конвульсивно</text:span> сокращаясь.</text:p>
      <text:p text:style-name="P53">Я принимаю вертикальное положение. Возле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8">А ч</text:span>то случилось с кракеном?</text:p>
      <text:p text:style-name="P53">– Он упал в <text:span text:style-name="T68">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1">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1">—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 Воскресенье-понедельник</text:span></text:h>
      <text:h text:style-name="P172" text:outline-level="3">Воскресенье</text:h>
      <text:p text:style-name="P48"/>
      <text:p text:style-name="P1">Невесомость, удар, чувство веса. Я открываю глаза.</text:p>
      <text:p text:style-name="P1"/>
      <text:p text:style-name="P1"><text:soft-page-break/>Крыша <text:span text:style-name="T28">высотки</text:span><text:span text:style-name="T27"> </text:span>тускло отсвечивает в свете звёзд. <text:span text:style-name="T27">Парочка на скамейке всё так же </text:span><text:span text:style-name="T28">сидит </text:span><text:span text:style-name="T27">спиной ко мне, как будто не прошло два месяца с моего отбытия. Мне виден краешек чёрного экрана ноутбука, лежащего на </text:span><text:span text:style-name="T28">лавке</text:span><text:span text:style-name="T27"> </text:span><text:span text:style-name="T28">между</text:span><text:span text:style-name="T27">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е рядом.</text:p>
      <text:p text:style-name="P48"/>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Нельсон, старик, что ж ты? – пробормотал я.</text:p>
      <text:p text:style-name="P48"/>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8"/>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text:soft-page-break/></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5">Невозможно поверить, но два месяца</text:span><text:span text:style-name="T20"> </text:span><text:span text:style-name="T55">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5">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text:p text:style-name="P57">– Что тут у нас? – заглянул мне через плечо Дискорд.</text:p>
      <text:p text:style-name="P57">Пять стрелок компаса указывали в пяти направлениях.</text:p>
      <text:p text:style-name="P57">–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text:p>
      <text:p text:style-name="P57">– Хорошо, хоть от моей заначки в Эогиппе кое-что осталось, не всё на тебя протрынькал,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8"/>
      <text:p text:style-name="P58">***</text:p>
      <text:p text:style-name="P57"/>
      <text:p text:style-name="P36"><text:span text:style-name="T2">… Вот дерьмо</text:span>! Это уже <text:span text:style-name="T1">чересчур</text:span>! Мне даже материться не хотелось.</text:p>
      <text:p text:style-name="P36"/>
      <text:p text:style-name="P36"><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6"/>
      <text:p text:style-name="P36">– Ты уверен, что она тут? – безнадёжно переспросил я.</text:p>
      <text:p text:style-name="P36">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48"/>
      <text:p text:style-name="P53">– Алекс… Ничего, что я так поздно?</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
      <text:p text:style-name="P1"><text:span text:style-name="T31">– Нэш, п</text:span>ривет. Это Анон.</text:p>
      <text:p text:style-name="P1"><text:span text:style-name="T31">– </text:span>Привет, Анон. Рад тебя видеть!</text:p>
      <text:p text:style-name="P1"/>
      <text:p text:style-name="P1">Я закрыл веб-камеру салфеткой. </text:p>
      <text:p text:style-name="P1"/>
      <text:p text:style-name="P53">– И слышать тоже.</text:p>
      <text:p text:style-name="P53">– Говорят, ты шалить начал? Нэш, тестовая задача номер шестнадцать.</text:p>
      <text:p text:style-name="P53"><text:soft-page-break/>– Принял к исполнению. «Выживание корпорации в условиях жёсткой конкуренции с ограниченными ресурсами. Случай 16».</text:p>
      <text:p text:style-name="P53"/>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8">кликнул по ним правой кнопкой </text:span><text:span text:style-name="T1">мыши</text:span><text:span text:style-name="T68"> и </text:span><text:span text:style-name="T1">выбрал</text:span><text:span text:style-name="T68">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5"/>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text:p text:style-name="P65">– Я отлучусь на пару деньков… Не скучайте тут без меня. Ждите дома. Вернусь с Сахарной Ваткой в обнимку — верь мне! Бу-га-га!</text:p>
      <text:p text:style-name="P65"/>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72"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5"/>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3"><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2">–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08"/>
      <text:p text:style-name="P108">Я с удивлением повернулся к притихшей Флаттершай.</text:p>
      <text:p text:style-name="P108">– А как?</text:p>
      <text:p text:style-name="P108"/>
      <text:p text:style-name="P108">Девушка обхватила себя руками, как будто от холода. Я еле различал её полушёпот.</text:p>
      <text:p text:style-name="P108"/>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2">–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не знал. Не уходи. Нам нельзя ссориться.</text:p>
      <text:p text:style-name="P103"><text:soft-page-break/>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7">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Я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7">—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7"><text:soft-page-break/>Лицо Эпплджек исказила гримаса ужаса, она прижала ладони к лицу и крикнула:</text:p>
      <text:p text:style-name="P97">–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soft-page-break/>…</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text:span text:style-name="T84">л</text:span>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text:span text:style-name="T23">Не стоит… эмм… упоминать свои фланки в таких утверждениях. Иначе Анон решит, что… эмм… <text:s/>снеговик таки не хотел его утопить. Хотя, судя по всему, это не так.</text:span></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text:span><text:span text:style-name="T11">и</text:span><text:span text:style-name="T1"> </text:span><text:span text:style-name="T11">фланки</text:span><text:span text:style-name="T1"> влез</text:span><text:span text:style-name="T11">у</text:span><text:span text:style-name="T1">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text:span text:style-name="T85">Ш</text:span>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
      <text:p text:style-name="P1">Флаттершай закуталась в одеяло, испугавшись сама сказанного.</text:p>
      <text:p text:style-name="P1"><text:soft-page-break/></text:p>
      <text:p text:style-name="P1">Я скосил на неё взгляд. Не стоит пока говорить <text:span text:style-name="T1">ей </text:span>про свою догадку. Флатти этого не перенесёт: Дискорд — один из её бли<text:span text:style-name="T85">жайших</text:span>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162">Language module malfunction. Language module stopped…</text:p>
      <text:p text:style-name="P90">Sending heartbeats to all nodes… Zookeeper failure. Cluster going down in 3 minutes…</text:p>
      <text:p text:style-name="P90">UI module malfunction. UI module stop<text:span text:style-name="T86">ped</text:span>…</text:p>
      <text:p text:style-name="P90">Nash AI <text:span text:style-name="T12">module </text:span>malfunction. Nash AI module stop<text:span text:style-name="T86">ped</text:span>…</text:p>
      <text:p text:style-name="P90">Cluster going down in 2 minutes…</text:p>
      <text:p text:style-name="P90">Unloading dictionaries… HDFS malfunction</text:p>
      <text:p text:style-name="P90">Classloader malfunction. Classloader stop<text:span text:style-name="T86">ped</text:span>…</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text:span text:style-name="T88">кофе </text:span>из стаканчика.</text:p>
      <text:p text:style-name="P3"/>
      <text:p text:style-name="P3"><text:soft-page-break/>–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155">– Да неужели?!! Бгы-ы-ы! <text:span text:style-name="T88">А наш-то Проводничёк — тот ещё проказник!</text:span></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text:span text:style-name="T88">у меня </text:span>между лопаток.</text:p>
      <text:p text:style-name="P3"><text:soft-page-break/></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text:span text:style-name="T89">Ты правда жива?</text:span></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text:span text:style-name="T89">Твайлайт совсем в депресняк скатится.</text:span> Да и я не сказать, чтобы рада буду… Мне оч-чень не хватает твоих почесушек! И тебя в целом! Возвращайся <text:span text:style-name="T89">скорее,</text:span> <text:span text:style-name="T89">я не люблю долго ждать!</text:span></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text:soft-page-break/>–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61">— ладно. А если она? </text:span><text:span text:style-name="T62">Кто из нас находится </text:span><text:span text:style-name="T63">в воображаемом мире</text:span><text:span text:style-name="T62">?</text:span><text:span text:style-name="T61"> </text:span><text:span text:style-name="T63">Если Сел права, то всё, что происходило со мной с момента пьянки в Понивилле, мне приснилось</text:span><text:span text:style-name="T61">. </text:span><text:span text:style-name="T63">Тогда мне нечего бояться и можно открыть Сел тайну.</text:span><text:span text:style-name="T61"> Но если прав я, то открыв ей природу Великого Откровения, я уничтожу её. </text:span><text:span text:style-name="T64">Уничтожу то, что от неё осталось при прохождении через Чёрный Экран.</text:span></text:p>
      <text:p text:style-name="P3"><text:span text:style-name="T61"/></text:p>
      <text:p text:style-name="P156"><text:span text:style-name="T63">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text:span text:style-name="T90">у тебя </text:span>прощения. Вспомни нашу особенную дружбу, <text:span text:style-name="T90">Анон</text:span>!</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text:span text:style-name="T90">всё </text:span>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span text:style-name="T87">ed</text:span>…</text:p>
      <text:p text:style-name="P90">Loading dictionaries…</text:p>
      <text:p text:style-name="P90"><text:span text:style-name="T12">Nash </text:span>AI module start<text:span text:style-name="T87">ed</text:span>…</text:p>
      <text:p text:style-name="P90"><text:soft-page-break/>Celest AI submodule found… Acquiring…</text:p>
      <text:p text:style-name="P90">UI module start<text:span text:style-name="T87">ed</text:span>…</text:p>
      <text:p text:style-name="P163">Language module started…</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12"><text:span text:style-name="T12"/></text:p>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12"><text:span text:style-name="T27">– Ты его уничтожила?</text:span></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мог загру<text:span text:style-name="T91">жаться</text:span> на кластер.</text:p>
      <text:p text:style-name="P50">– Ты его уничтожила?</text:p>
      <text:p text:style-name="P50">– Да, я же сказала. Еле-еле выловила. Он работал в стелс-режиме, весь обвешанный защитными демонами<text:note text:id="ftn0" text:note-class="footnote"><text:note-citation>20</text:note-citation><text:note-body><text:p text:style-name="P173"><text:span text:style-name="T91">Демон (</text:span>daemon<text:span text:style-name="T91">)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 </text:span></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text:span text:style-name="T92">к нему </text:span>доступа. Но на кластер к Нэшу этот вирусняк больше не пролезет.</text:p>
      <text:p text:style-name="P12"/>
      <text:p text:style-name="P12">Я вытер пот со лба.</text:p>
      <text:p text:style-name="P12"><text:soft-page-break/>–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text:span text:style-name="T93">Эпплджек</text:span>,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58">Старый пикап затарахтел движком и двинулся по улице. Я уверенно вёл машину по знакомому маршруту. <text:span text:style-name="T93">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text:span>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text:span text:style-name="T94">а</text:span>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59">Я продолжал ехать, надеясь, что сигналят не мне. Шиш там! Несколько машин за мной остановились у обочины, но мигалка упрямо ехала за мной.</text:p>
      <text:p text:style-name="P159"/>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
      <text:p text:style-name="P12">Вместо лиц у них были злые рожицы, наподобие <text:span text:style-name="T95">компьютерных</text:span>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text:soft-page-break/></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text:p text:style-name="P50">– Анон!</text:p>
      <text:p text:style-name="P12">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text:span text:style-name="T96">Т</text:span>.<text:span text:style-name="T96">О</text:span>…<text:span text:style-name="T96">В</text:span>.<text:span text:style-name="T96">Ы</text:span>… <text:span text:style-name="T96">Т</text:span>.<text:span text:style-name="T96">У</text:span>.<text:span text:style-name="T96">Т</text:span>… <text:span text:style-name="T96">С</text:span>.<text:span text:style-name="T96">О</text:span>.<text:span text:style-name="T96">Р</text:span>.<text:span text:style-name="T96">И</text:span>.<text:span text:style-name="T96">Т</text:span>.<text:span text:style-name="T96">Е</text:span>?»</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text:span text:style-name="T97">Луна ошиблась, сделав меня твоим телохранителем. </text:span>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50"/>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12"><text:span text:style-name="T27"/></text:p>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3"><text:span text:style-name="T44"/></text:p>
      <text:p text:style-name="P104"><text:span text:style-name="T12">– Анон…</text:span><text:span text:style-name="T1"> Тут окно разбито… И верёвка висит, – пискнула Флаттершай из кухни.</text:span></text:p>
      <text:p text:style-name="P102"><text:span text:style-name="T12">– </text:span><text:span text:style-name="T1">Оставь, Флатти, не сейчас! – отмахнулся я.</text:span></text:p>
      <text:p text:style-name="P103">Эпплджек стояла посреди комнаты и оглядывалась.</text:p>
      <text:p text:style-name="P114">– Не нравится мне тут. Чуйка нехорошая…</text:p>
      <text:p text:style-name="P114"/>
      <text:p text:style-name="P166">Коллекция пластиковых пони по-прежнему пылилась на подоконнике. Компьютер стоял там же, где и три месяца назад — на столе у окна. <text:span text:style-name="T99">Последняя модель сверхмощных игровых ноутбуков от Alienware </text:span><text:span text:style-name="T45">— </text:span><text:span text:style-name="T46">Юджин гордился личной переделкой компа, увеличившей мощность </text:span><text:span text:style-name="T47">лэптопа</text:span><text:span text:style-name="T46"> в разы.</text:span>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66"/>
      <text:p text:style-name="P102"><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text:soft-page-break/></text:p>
      <text:p text:style-name="P150">Аликорница всполошилась, спрят<text:span text:style-name="T1">ав</text:span>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14"><text:span text:style-name="T1"/></text:p>
      <text:p text:style-name="P103"><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3"/>
      <text:p text:style-name="P103"><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14"/>
      <text:h text:style-name="P169" text:outline-level="2">2<text:span text:style-name="T1">9</text:span>. <text:span text:style-name="T1">Назад в Эквестрию</text:span></text:h>
      <text:p text:style-name="P118"/>
      <text:p text:style-name="P103"><text:span text:style-name="T12">–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text:soft-page-break/>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oft-page-break/><text:span text:style-name="T12">– Нет! Дискорд </text:span>— не убийца!!!</text:p>
      <text:p text:style-name="P125">С необычной для неё силой Флаттершай вытащила кляп изо рта драконикуса.</text:p>
      <text:p text:style-name="P125"><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2">– Р</text:span>ассказывай.</text:p>
      <text:p text:style-name="P125">Дискорд немного успокоился.</text:p>
      <text:p text:style-name="P125"><text:s/><text:span text:style-name="T12">–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5"><text:span text:style-name="T12">–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7">словно кот с мышью</text:span>?</text:p>
      <text:p text:style-name="P125"><text:span text:style-name="T12">– </text:span>Анон! <text:span text:style-name="T12">– </text:span>крикнула Эпплджек из прихожей. <text:span text:style-name="T12">–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text:soft-page-break/>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8">А если не </text:span>выдержит<text:span text:style-name="T68">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7">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text:soft-page-break/>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text:soft-page-break/>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минут двадцать, не больше…</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2">–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2">–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2">–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text:soft-page-break/>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text:soft-page-break/>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2">– Т</text:span>ы что за хрен вообще? <text:span text:style-name="T12">– наконец сподобился я на членораздельную речь.</text:span></text:p>
      <text:p text:style-name="P48">Зверь смутился.</text:p>
      <text:p text:style-name="P48"><text:span text:style-name="T12">–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5">.</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text:soft-page-break/>–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2">– Если я расскажу тебе н</text:span>астоящую<text:span text:style-name="T12"> причину </text:span>— ты исчезнешь! <text:span text:style-name="T12">– угрюмо заявил я.</text:span></text:p>
      <text:p text:style-name="P36">Морда Анакорна осветилась радостным озарением.</text:p>
      <text:p text:style-name="P36"/>
      <text:p text:style-name="P51"><text:span text:style-name="T12">– </text:span><text:span text:style-name="T78">Я ПОНЯЛ, КТО ТЫ!!! КАК </text:span><text:span text:style-name="T79">ЖЕ </text:span><text:span text:style-name="T78">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2">– Ну… Я не идиот… я видел, что происходит за Чёрным </text:span>э<text:span text:style-name="T12">краном…</text:span></text:p>
      <text:p text:style-name="P51">Я глубоко вздохнул, как перед прыжком в воду.</text:p>
      <text:p text:style-name="P51"/>
      <text:p text:style-name="P51"><text:span text:style-name="T12">– </text:span><text:span text:style-name="T22">Нет никакого мира-вампира. Мир людей не виноват. </text:span><text:span text:style-name="T15">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text:soft-page-break/>–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8"/>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text:soft-page-break/>–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7">.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3">– К сожалению, не </text:span><text:span text:style-name="T51">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oft-page-break/><text:span text:style-name="T43">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3"><text:note text:id="ftn20"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2">.</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твоём мире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08"><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08"/>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
      <text:p text:style-name="P108">Я задумался. На самом деле, интересная логическая задача…</text:p>
      <text:p text:style-name="P108"/>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Нет, так не получится. Учти<text:span text:style-name="T55">,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0">—</text:span><text:span text:style-name="T55"> точнее, дерево схожих миров </text:span><text:span text:style-name="T60">—</text:span><text:span text:style-name="T55"> создали брони. Разумеется, стержнем им послужил именно сериал, но каждый фанфик </text:span><text:span text:style-name="T60">—</text:span><text:span text:style-name="T55">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lt;<text:span text:style-name="T23">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08">Анакорн аж подпрыгнул на месте от восторга и стал мне аплодировать.</text:p>
      <text:p text:style-name="P109"/>
      <text:p text:style-name="P108"><text:span text:style-name="T55">– Наконец-то я вижу свет в конце тоннеля! Как это не пришло мне в голову! Ты всё отлично увязал! Всё сходится! Более того </text:span><text:span text:style-name="T60">—</text:span><text:span text:style-name="T55"> Анакорн заговорщически подмигнул мне </text:span><text:span text:style-name="T60">—</text:span><text:span text:style-name="T55">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0">— и первой реальной историей в Объединённом Континууме Эквуса</text:span><text:span text:style-name="T55">!</text:span></text:p>
      <text:p text:style-name="P109"/>
      <text:p text:style-name="P109">Я подозрительно посмотрел на Анакорна.</text:p>
      <text:p text:style-name="P109"/>
      <text:p text:style-name="P108"><text:span text:style-name="T19">– </text:span><text:span text:style-name="T55">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oft-page-break/><text:span text:style-name="T19">– </text:span><text:span text:style-name="T55">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0">— ты меня с кьютимарками уже пригрузил на ближайшие тысячи лет.</text:span></text:p>
      <text:p text:style-name="P108">…</text:p>
      <text:p text:style-name="P108">Факн щит<text:note text:id="ftn21" text:note-class="footnote"><text:note-citation>22</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text:soft-page-break/>–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text:soft-page-break/>–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 Он в замешательстве начал грызть копыто.</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65">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твою голову, Анон!</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4">Сел говорит, что сходит с ума без Анона и всё равно заберёт его к себе — и в Эпилоге, в комментарии — картинка сумасшедшей Селестии</text:span>&gt;</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3">Мир?</text:span></text:p>
      <text:p text:style-name="P117"/>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17"/>
      <text:p text:style-name="P106">Аликорница подняла копыто и прижала его к моей груди.</text:p>
      <text:p text:style-name="P106">–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text:soft-page-break/>Передо мной возникло хмурое рыло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1">–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oft-page-break/><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3-07T15:01:25.474269643</dc:date>
    <meta:editing-duration>P165DT5H50M5S</meta:editing-duration>
    <meta:editing-cycles>10554</meta:editing-cycles>
    <meta:generator>LibreOffice/5.1.6.2$Linux_X86_64 LibreOffice_project/10m0$Build-2</meta:generator>
    <meta:printed-by>макс </meta:printed-by>
    <meta:print-date>2017-08-23T21:51:29.95</meta:print-date>
    <meta:document-statistic meta:table-count="0" meta:image-count="0" meta:object-count="0" meta:page-count="284" meta:paragraph-count="5057" meta:word-count="105935" meta:character-count="702020" meta:non-whitespace-character-count="596478"/>
  </office:meta>
</office:document-meta>
</file>